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2161in" svg:y="2.6961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30987560936545">
            <text:p>0.9309875609</text:p>
          </table:table-cell>
          <table:table-cell office:value-type="float" office:value="0.112903225806452">
            <text:p>0.112903225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1066747578839">
            <text:p>0.9106674758</text:p>
          </table:table-cell>
          <table:table-cell office:value-type="float" office:value="0.129032258064516">
            <text:p>0.129032258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86076872518415">
            <text:p>0.8860768725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44598544180802">
            <text:p>0.8445985442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24263873626017">
            <text:p>0.8242638736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09511270050432">
            <text:p>0.8095112701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93636350773775">
            <text:p>0.7936363508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76300338457425">
            <text:p>0.776300338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58881809225056">
            <text:p>0.7588818092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4269630910868">
            <text:p>0.7426963091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28153555400155">
            <text:p>0.7281535554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15085443163017">
            <text:p>0.7150854432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03090177333171">
            <text:p>0.7030901773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9166758995343">
            <text:p>0.69166759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80384727499503">
            <text:p>0.6803847275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69101008380035">
            <text:p>0.6691010084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57873377070141">
            <text:p>0.6578733771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46879287009073">
            <text:p>0.646879287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36186121467092">
            <text:p>0.6361861215</text:p>
          </table:table-cell>
          <table:table-cell office:value-type="float" office:value="0.524193548387097">
            <text:p>0.524193548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25705561010842">
            <text:p>0.625705561</text:p>
          </table:table-cell>
          <table:table-cell office:value-type="float" office:value="0.532258064516129">
            <text:p>0.532258064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15582857751552">
            <text:p>0.6155828578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05886661780841">
            <text:p>0.6058866618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96638466205495">
            <text:p>0.5966384662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87823343335731">
            <text:p>0.5878233433</text:p>
          </table:table-cell>
          <table:table-cell office:value-type="float" office:value="0.548387096774194">
            <text:p>0.548387096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79416962302888">
            <text:p>0.5794169623</text:p>
          </table:table-cell>
          <table:table-cell office:value-type="float" office:value="0.564516129032258">
            <text:p>0.56451612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71388864716365">
            <text:p>0.5713888647</text:p>
          </table:table-cell>
          <table:table-cell office:value-type="float" office:value="0.556451612903226">
            <text:p>0.556451612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63724888526589">
            <text:p>0.5637248885</text:p>
          </table:table-cell>
          <table:table-cell office:value-type="float" office:value="0.560483870967742">
            <text:p>0.56048387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56425464862652">
            <text:p>0.5564254649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49477553926309">
            <text:p>0.5494775539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42855819673523">
            <text:p>0.5428558197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36521818549292">
            <text:p>0.5365218185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30513536995458">
            <text:p>0.530513537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52481317246748">
            <text:p>0.5248131725</text:p>
          </table:table-cell>
          <table:table-cell office:value-type="float" office:value="0.588709677419355">
            <text:p>0.588709677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19356295547121">
            <text:p>0.5193562955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13960088536778">
            <text:p>0.5139600885</text:p>
          </table:table-cell>
          <table:table-cell office:value-type="float" office:value="0.580645161290323">
            <text:p>0.580645161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07536427821457">
            <text:p>0.5075364278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01480823619681">
            <text:p>0.5014808236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95728247793965">
            <text:p>0.4957282478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90116019884584">
            <text:p>0.4901160199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84552026794639">
            <text:p>0.4845520268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79012016059215">
            <text:p>0.4790120161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73644505468909">
            <text:p>0.4736445055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68706063868623">
            <text:p>0.4687060639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64058612362226">
            <text:p>0.4640586124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59744042844696">
            <text:p>0.4597440428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55471717059212">
            <text:p>0.4554717171</text:p>
          </table:table-cell>
          <table:table-cell office:value-type="float" office:value="0.604838709677419">
            <text:p>0.604838709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51165081038083">
            <text:p>0.451165081</text:p>
          </table:table-cell>
          <table:table-cell office:value-type="float" office:value="0.608870967741936">
            <text:p>0.608870967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47009664598812">
            <text:p>0.4470096646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43217140411407">
            <text:p>0.4432171404</text:p>
          </table:table-cell>
          <table:table-cell office:value-type="float" office:value="0.616935483870968">
            <text:p>0.616935483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39409330078416">
            <text:p>0.4394093301</text:p>
          </table:table-cell>
          <table:table-cell office:value-type="float" office:value="0.633064516129032">
            <text:p>0.633064516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35331479666301">
            <text:p>0.4353314797</text:p>
          </table:table-cell>
          <table:table-cell office:value-type="float" office:value="0.645161290322581">
            <text:p>0.64516129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31148204861509">
            <text:p>0.4311482049</text:p>
          </table:table-cell>
          <table:table-cell office:value-type="float" office:value="0.649193548387097">
            <text:p>0.649193548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26811676087">
            <text:p>0.4268116761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22370092072093">
            <text:p>0.4223700921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17985979360005">
            <text:p>0.4179859794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413693263564444">
            <text:p>0.4136932636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0947725394658">
            <text:p>0.4094772539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405318290880744">
            <text:p>0.4053182909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40102353521839">
            <text:p>0.4010235352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96244809762674">
            <text:p>0.3962448098</text:p>
          </table:table-cell>
          <table:table-cell office:value-type="float" office:value="0.657258064516129">
            <text:p>0.657258064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91794274660043">
            <text:p>0.3917942747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87138160915832">
            <text:p>0.3871381609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82951547411878">
            <text:p>0.3829515474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78914622758619">
            <text:p>0.3789146228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74533230585536">
            <text:p>0.3745332306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70311160234871">
            <text:p>0.3703111602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366471442519957">
            <text:p>0.3664714425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3627201047209">
            <text:p>0.3627201047</text:p>
          </table:table-cell>
          <table:table-cell office:value-type="float" office:value="0.681451612903226">
            <text:p>0.681451612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59016565021148">
            <text:p>0.359016565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55646758032725">
            <text:p>0.355646758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35094776093728">
            <text:p>0.3509477609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345780512280117">
            <text:p>0.3457805123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42111427118182">
            <text:p>0.3421114271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36350437978199">
            <text:p>0.336350438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330702164629776">
            <text:p>0.3307021646</text:p>
          </table:table-cell>
          <table:table-cell office:value-type="float" office:value="0.701612903225807">
            <text:p>0.701612903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324957372472621">
            <text:p>0.3249573725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31897923214329">
            <text:p>0.3189792321</text:p>
          </table:table-cell>
          <table:table-cell office:value-type="float" office:value="0.721774193548387">
            <text:p>0.721774193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314126623061106">
            <text:p>0.3141266231</text:p>
          </table:table-cell>
          <table:table-cell office:value-type="float" office:value="0.729838709677419">
            <text:p>0.729838709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309204360872736">
            <text:p>0.3092043609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304873701364368">
            <text:p>0.3048737014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302717898111862">
            <text:p>0.3027178981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98451201049157">
            <text:p>0.298451201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94983803469714">
            <text:p>0.2949838035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91650382284702">
            <text:p>0.2916503823</text:p>
          </table:table-cell>
          <table:table-cell office:value-type="float" office:value="0.737903225806452">
            <text:p>0.737903225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89287343131981">
            <text:p>0.2892873431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85872027617812">
            <text:p>0.2858720276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83356759840948">
            <text:p>0.2833567598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80413689196134">
            <text:p>0.2804136892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77640962823455">
            <text:p>0.2776409628</text:p>
          </table:table-cell>
          <table:table-cell office:value-type="float" office:value="0.762096774193548">
            <text:p>0.762096774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75217259740591">
            <text:p>0.2752172597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72803898085819">
            <text:p>0.2728038981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70301464966251">
            <text:p>0.270301465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67244724825134">
            <text:p>0.2672447248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63386006372441">
            <text:p>0.2633860064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6064344451762">
            <text:p>0.2606434445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60939065135033">
            <text:p>0.2609390651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54524960043037">
            <text:p>0.25452496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49150364558745">
            <text:p>0.2491503646</text:p>
          </table:table-cell>
          <table:table-cell office:value-type="float" office:value="0.778225806451613">
            <text:p>0.778225806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48562737927306">
            <text:p>0.2485627379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44984505443701">
            <text:p>0.2449845054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42806592417949">
            <text:p>0.2428065924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40356499857543">
            <text:p>0.2403564999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42201029943731">
            <text:p>0.2422010299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44718452831992">
            <text:p>0.2447184528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41062043193616">
            <text:p>0.2410620432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41518705988346">
            <text:p>0.241518706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3793235625199">
            <text:p>0.2379323563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34018918181233">
            <text:p>0.2340189182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33853627736006">
            <text:p>0.2338536277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28250976278506">
            <text:p>0.2282509763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25595378023305">
            <text:p>0.225595378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23613314907892">
            <text:p>0.2236133149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28093851855581">
            <text:p>0.2280938519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24252779451489">
            <text:p>0.2242527795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18056815096713">
            <text:p>0.2180568151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16596889287432">
            <text:p>0.2165968893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11903922957126">
            <text:p>0.211903923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11898726527189">
            <text:p>0.2118987265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14928287009608">
            <text:p>0.214928287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09397660790875">
            <text:p>0.2093976608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04558568058115">
            <text:p>0.2045585681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00021147482617">
            <text:p>0.2000211475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202058398488064">
            <text:p>0.2020583985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99121962449761">
            <text:p>0.1991219624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95207648598562">
            <text:p>0.1952076486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95602326777407">
            <text:p>0.1956023268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95021833920065">
            <text:p>0.1950218339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92448434101802">
            <text:p>0.1924484341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90325450061887">
            <text:p>0.1903254501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87379486849253">
            <text:p>0.1873794868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85106603237604">
            <text:p>0.1851066032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85161559762712">
            <text:p>0.1851615598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85467567674349">
            <text:p>0.1854675677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82594931180544">
            <text:p>0.1825949312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81308205013919">
            <text:p>0.181308205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7939279981302">
            <text:p>0.1793927998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77204012821815">
            <text:p>0.1772040128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76388689218985">
            <text:p>0.1763886892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76767617148309">
            <text:p>0.1767676171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73793632816625">
            <text:p>0.1737936328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70822535321831">
            <text:p>0.1708225353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7241835998614">
            <text:p>0.167241836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71662508020097">
            <text:p>0.171662508</text:p>
          </table:table-cell>
          <table:table-cell office:value-type="float" office:value="0.786290322580645">
            <text:p>0.786290322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7051572319092">
            <text:p>0.1705157232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7083013586844">
            <text:p>0.1708301359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76002866540026">
            <text:p>0.1760028665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72381831361034">
            <text:p>0.1723818314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75095748693594">
            <text:p>0.1750957487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67555213623963">
            <text:p>0.1675552136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63329561599606">
            <text:p>0.1633295616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8775023079244">
            <text:p>0.1687750231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7287582813936">
            <text:p>0.1672875828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2010668650234">
            <text:p>0.1620106687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7943102590277">
            <text:p>0.1579431026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8165671106114">
            <text:p>0.1581656711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4498181470039">
            <text:p>0.1644981815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4554860592">
            <text:p>0.1545548606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6802750954063">
            <text:p>0.156802751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0441453406633">
            <text:p>0.1504414534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49908440182062">
            <text:p>0.1499084402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0144240897737">
            <text:p>0.1501442409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1686964544216">
            <text:p>0.1516869645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48579740506144">
            <text:p>0.1485797405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461587749408">
            <text:p>0.1546158775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4752471430286">
            <text:p>0.1475247143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49552729230207">
            <text:p>0.1495527292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44974619950399">
            <text:p>0.14497462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0359272919359">
            <text:p>0.1503592729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45443659078351">
            <text:p>0.1454436591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0541586063676">
            <text:p>0.1505415861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46957961321701">
            <text:p>0.146957961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4586971657336">
            <text:p>0.1458697166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47483279277387">
            <text:p>0.1474832793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39966249563905">
            <text:p>0.1399662496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40915677926502">
            <text:p>0.1409156779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42337081825695">
            <text:p>0.1423370818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40856508710994">
            <text:p>0.1408565087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41658346740414">
            <text:p>0.1416583467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47038432419559">
            <text:p>0.1470384324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37367814638067">
            <text:p>0.1373678146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36059644454409">
            <text:p>0.1360596445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37701900908029">
            <text:p>0.1377019009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37107996245411">
            <text:p>0.1371079962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43457757861207">
            <text:p>0.1434577579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37898802545132">
            <text:p>0.1378988025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38207257679668">
            <text:p>0.1382072577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35414763429951">
            <text:p>0.1354147634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30688924635668">
            <text:p>0.1306889246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32719934203228">
            <text:p>0.1327199342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26775664814256">
            <text:p>0.1267756648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32092094707775">
            <text:p>0.1320920947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28995326228673">
            <text:p>0.1289953262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31706323153066">
            <text:p>0.1317063232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32822289847333">
            <text:p>0.1328222898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31733883326218">
            <text:p>0.1317338833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29286462754234">
            <text:p>0.1292864628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25458475287253">
            <text:p>0.1254584753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21201076573599">
            <text:p>0.1212010766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24242433486198">
            <text:p>0.124242433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39746469996262">
            <text:p>0.13974647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2233260952617">
            <text:p>0.1223326095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18843655831392">
            <text:p>0.1188436558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27196124511172">
            <text:p>0.1271961245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29315568834681">
            <text:p>0.1293155688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20700130119486">
            <text:p>0.1207001301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21490299207477">
            <text:p>0.1214902992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22143966156007">
            <text:p>0.1221439662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21110022926636">
            <text:p>0.1211100229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22304051057975">
            <text:p>0.1223040511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22851525401231">
            <text:p>0.1228515254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14026443223337">
            <text:p>0.1140264432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12287893061337">
            <text:p>0.1122878931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29450114830959">
            <text:p>0.1294501148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20683703521127">
            <text:p>0.120683703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16012156911736">
            <text:p>0.1160121569</text:p>
          </table:table-cell>
          <table:table-cell office:value-type="float" office:value="0.806451612903226">
            <text:p>0.8064516129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24322817626394">
            <text:p>0.1243228176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13399260974252">
            <text:p>0.113399261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22462494567776">
            <text:p>0.1224624946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19133754225196">
            <text:p>0.1191337542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13873651762674">
            <text:p>0.1138736518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15436378105811">
            <text:p>0.1154363781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14412163466591">
            <text:p>0.1144121635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13696651186845">
            <text:p>0.1136966512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03418674865443">
            <text:p>0.1034186749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14205099503092">
            <text:p>0.114205099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14776528049712">
            <text:p>0.114776528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14996729682046">
            <text:p>0.1149967297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13701329330787">
            <text:p>0.1137013293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05302511752285">
            <text:p>0.1053025118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06313938671895">
            <text:p>0.1063139387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0836233212346">
            <text:p>0.1083623321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11109015093313">
            <text:p>0.1111090151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0704850951599">
            <text:p>0.107048509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02204356892393">
            <text:p>0.1022043569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09210226669005">
            <text:p>0.1092102267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04369750370914">
            <text:p>0.1043697504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09261174482045">
            <text:p>0.109261174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06094307360456">
            <text:p>0.1060943074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1574940473534">
            <text:p>0.1157494047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0770240748022">
            <text:p>0.1107702407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11257951088973">
            <text:p>0.1112579511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03360305995026">
            <text:p>0.103360306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00701915122247">
            <text:p>0.100701915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993916741317124">
            <text:p>0.0993916741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06521601150878">
            <text:p>0.1065216012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18250383918777">
            <text:p>0.1182503839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10700440530837">
            <text:p>0.110700440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978776221641414">
            <text:p>0.0978776222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02326972879389">
            <text:p>0.1023269729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07901144963689">
            <text:p>0.107901145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956011031927645">
            <text:p>0.0956011032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03584055047737">
            <text:p>0.103584055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08278832486069">
            <text:p>0.1082788325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936623701251073">
            <text:p>0.0936623701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998142850984153">
            <text:p>0.0998142851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01516966607902">
            <text:p>0.1015169666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996637318504738">
            <text:p>0.0996637319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933921438026989">
            <text:p>0.0933921438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940496714525061">
            <text:p>0.0940496715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03520244894615">
            <text:p>0.1035202449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955236034939502">
            <text:p>0.095523603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917795216971903">
            <text:p>0.0917795217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996330639498644">
            <text:p>0.0996330639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961143737272606">
            <text:p>0.0961143737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997947394889283">
            <text:p>0.0997947395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05893886157159">
            <text:p>0.1058938862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05266230045952">
            <text:p>0.10526623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953323992744348">
            <text:p>0.095332399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01795983881291">
            <text:p>0.1017959839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916964049253984">
            <text:p>0.0916964049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867212587949619">
            <text:p>0.0867212588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839920710799668">
            <text:p>0.083992071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944670782956294">
            <text:p>0.0944670783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870765557798558">
            <text:p>0.0870765558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06022507861204">
            <text:p>0.1060225079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871794749006106">
            <text:p>0.0871794749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822769144157349">
            <text:p>0.0822769144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914851282278931">
            <text:p>0.0914851282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843513919505931">
            <text:p>0.084351392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872046042994123">
            <text:p>0.0872046043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822286898831449">
            <text:p>0.0822286899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00690713314032">
            <text:p>0.1006907133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935616089809935">
            <text:p>0.093561609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798957183583756">
            <text:p>0.0798957184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86100792684803">
            <text:p>0.0861007927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86648036279908">
            <text:p>0.0866480363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81802875390119">
            <text:p>0.0818028754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935868620222698">
            <text:p>0.093586862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817035744052901">
            <text:p>0.0817035744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873024343948018">
            <text:p>0.087302434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836518375163787">
            <text:p>0.0836518375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982611527772318">
            <text:p>0.0982611528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860248816467679">
            <text:p>0.0860248816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901834077667906">
            <text:p>0.0901834078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990298527304602">
            <text:p>0.0990298527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793336069702526">
            <text:p>0.079333607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918918829438713">
            <text:p>0.0918918829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878169470984927">
            <text:p>0.0878169471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760523045754546">
            <text:p>0.0760523046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706270153629694">
            <text:p>0.0706270154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850247194956067">
            <text:p>0.0850247195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671786465312614">
            <text:p>0.0671786465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661914272901646">
            <text:p>0.0661914273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790685247502034">
            <text:p>0.0790685248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836643661173143">
            <text:p>0.0836643661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744547616733518">
            <text:p>0.074454761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830169471218021">
            <text:p>0.0830169471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729223021818268">
            <text:p>0.0729223022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846464433344437">
            <text:p>0.084646443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7963962261794">
            <text:p>0.0796396226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735200293940127">
            <text:p>0.0735200294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678213217402859">
            <text:p>0.0678213217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7040521388545">
            <text:p>0.0704052139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782233809789363">
            <text:p>0.078223381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720196908387003">
            <text:p>0.0720196908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719144186482451">
            <text:p>0.0719144186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659313792842858">
            <text:p>0.0659313793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82326384613754">
            <text:p>0.082326384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690443911053459">
            <text:p>0.069044391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623158239144757">
            <text:p>0.0623158239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595793182672619">
            <text:p>0.0595793183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638340588184159">
            <text:p>0.0638340588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61213801498669">
            <text:p>0.0612138015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629841877019805">
            <text:p>0.062984187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601233294361594">
            <text:p>0.0601233294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673073665828313">
            <text:p>0.0673073666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72216573561856">
            <text:p>0.0722165736</text:p>
          </table:table-cell>
          <table:table-cell office:value-type="float" office:value="0.818548387096774">
            <text:p>0.8185483871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846136426940174">
            <text:p>0.084613642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695378936618782">
            <text:p>0.0695378937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676781607643834">
            <text:p>0.0676781608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557917595077242">
            <text:p>0.0557917595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597923374072083">
            <text:p>0.059792337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65276145380051">
            <text:p>0.0652761454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694943676970414">
            <text:p>0.0694943677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746662265233235">
            <text:p>0.074666226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622494354071194">
            <text:p>0.062249435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610065475781442">
            <text:p>0.0610065476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675812486769657">
            <text:p>0.067581248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67791250564863">
            <text:p>0.067791250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61279839340174">
            <text:p>0.061279839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584384646941644">
            <text:p>0.058438464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756680832691981">
            <text:p>0.0756680833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74032652627112">
            <text:p>0.0740326526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71973252564851">
            <text:p>0.0719732526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64783229619054">
            <text:p>0.0647832296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611107303681132">
            <text:p>0.0611107304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564163047661169">
            <text:p>0.0564163048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667333173315921">
            <text:p>0.066733317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799334731875857">
            <text:p>0.0799334732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726701870536576">
            <text:p>0.072670187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895389851121856">
            <text:p>0.089538985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726636491227354">
            <text:p>0.0726636491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614140787214149">
            <text:p>0.061414078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660353826147718">
            <text:p>0.0660353826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622296613409944">
            <text:p>0.0622296613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749219151558485">
            <text:p>0.0749219152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731151930311421">
            <text:p>0.073115193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617345452403331">
            <text:p>0.0617345452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531746218855988">
            <text:p>0.0531746219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765424270536303">
            <text:p>0.076542427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800710690860918">
            <text:p>0.0800710691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697775355538532">
            <text:p>0.069777535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542841680699251">
            <text:p>0.0542841681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552423423714938">
            <text:p>0.0552423424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557183817688842">
            <text:p>0.0557183818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569591859673356">
            <text:p>0.056959186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561348056072609">
            <text:p>0.0561348056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539728619855209">
            <text:p>0.053972862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548692168609196">
            <text:p>0.0548692169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590308000346759">
            <text:p>0.0590308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521491875687354">
            <text:p>0.052149187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682873141570298">
            <text:p>0.0682873142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659329951768794">
            <text:p>0.0659329952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616543110137575">
            <text:p>0.061654311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59050771891013">
            <text:p>0.0590507719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560007546513932">
            <text:p>0.0560007547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571617412436154">
            <text:p>0.0571617412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511484591086616">
            <text:p>0.0511484591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536765720725231">
            <text:p>0.0536765721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617424157188984">
            <text:p>0.0617424157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587719658723344">
            <text:p>0.0587719659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556190992685659">
            <text:p>0.0556190993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519006615155089">
            <text:p>0.0519006615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645192284290506">
            <text:p>0.0645192284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606591098147185">
            <text:p>0.0606591098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631885619112082">
            <text:p>0.0631885619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669488611022041">
            <text:p>0.0669488611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508702262907328">
            <text:p>0.0508702263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572971357617172">
            <text:p>0.057297135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557938035006758">
            <text:p>0.0557938035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542599973763381">
            <text:p>0.0542599974</text:p>
          </table:table-cell>
          <table:table-cell office:value-type="float" office:value="0.899193548387097">
            <text:p>0.8991935484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700431744078809">
            <text:p>0.0700431744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539830094412356">
            <text:p>0.0539830094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533278364969136">
            <text:p>0.0533278365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455516783341935">
            <text:p>0.0455516783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612967136982122">
            <text:p>0.061296713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55170203172222">
            <text:p>0.0551702032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550151748464044">
            <text:p>0.0550151748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519352622001011">
            <text:p>0.0519352622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518749947031674">
            <text:p>0.051874994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583906768038522">
            <text:p>0.0583906768</text:p>
          </table:table-cell>
          <table:table-cell office:value-type="float" office:value="0.834677419354839">
            <text:p>0.8346774194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686212324780664">
            <text:p>0.068621232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597063939376389">
            <text:p>0.0597063939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49132778267869">
            <text:p>0.049132778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521719737046585">
            <text:p>0.0521719737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562635255075079">
            <text:p>0.0562635255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773390295947248">
            <text:p>0.0773390296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02832007266233">
            <text:p>0.0702832007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432752017225736">
            <text:p>0.0432752017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565047216642589">
            <text:p>0.0565047217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539528830061828">
            <text:p>0.05395288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467277015926995">
            <text:p>0.0467277016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472717741227467">
            <text:p>0.0472717741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496765446407768">
            <text:p>0.0496765446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648804424388118">
            <text:p>0.0648804424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484990205579897">
            <text:p>0.0484990206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404959781118867">
            <text:p>0.040495978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642634433196038">
            <text:p>0.064263443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667504969692567">
            <text:p>0.066750497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417084450367782">
            <text:p>0.041708445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600349976403831">
            <text:p>0.0600349976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603414587383219">
            <text:p>0.0603414587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412504746838456">
            <text:p>0.0412504747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518087819950623">
            <text:p>0.051808782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433278659023888">
            <text:p>0.0433278659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502891682014281">
            <text:p>0.0502891682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481027873982396">
            <text:p>0.0481027874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627020653397413">
            <text:p>0.062702065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468434702802145">
            <text:p>0.046843470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530216151205098">
            <text:p>0.053021615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553269951427415">
            <text:p>0.0553269951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78223061705914">
            <text:p>0.0782230617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562090466692944">
            <text:p>0.056209046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624507427249343">
            <text:p>0.0624507427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568941554805756">
            <text:p>0.0568941555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708364379183581">
            <text:p>0.0708364379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553692293832488">
            <text:p>0.055369229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514728034204064">
            <text:p>0.051472803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439528978291138">
            <text:p>0.0439528978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503580016634329">
            <text:p>0.0503580017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409800011353989">
            <text:p>0.0409800011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495866186387472">
            <text:p>0.0495866186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414498853721831">
            <text:p>0.041449885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49853266782942">
            <text:p>0.0498532668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412331654046518">
            <text:p>0.0412331654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480821659998427">
            <text:p>0.048082166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442375642130045">
            <text:p>0.0442375642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487096830949509">
            <text:p>0.0487096831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529338480430013">
            <text:p>0.052933848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54230118097427">
            <text:p>0.0542301181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4585060878221">
            <text:p>0.045850608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535628014182409">
            <text:p>0.053562801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524658110769039">
            <text:p>0.0524658111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796841182640158">
            <text:p>0.0796841183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437842620483688">
            <text:p>0.043784262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460890484906381">
            <text:p>0.0460890485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485370881527068">
            <text:p>0.0485370882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542660786623548">
            <text:p>0.0542660787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526328015142874">
            <text:p>0.052632801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480624743399134">
            <text:p>0.048062474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461436108078517">
            <text:p>0.0461436108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435450771496201">
            <text:p>0.043545077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673547233775739">
            <text:p>0.0673547234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417739672329965">
            <text:p>0.0417739672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48504136197647">
            <text:p>0.0485041362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394642278196365">
            <text:p>0.0394642278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443513851775737">
            <text:p>0.0443513852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420862704988207">
            <text:p>0.0420862705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43562066276551">
            <text:p>0.0435620663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360496744056478">
            <text:p>0.0360496744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336739774189129">
            <text:p>0.0336739774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519278721673587">
            <text:p>0.0519278722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46408856485646">
            <text:p>0.0464088565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531604347819996">
            <text:p>0.0531604348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410240174450623">
            <text:p>0.0410240174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462023340131782">
            <text:p>0.046202334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377072686184165">
            <text:p>0.0377072686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365695648456278">
            <text:p>0.036569564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354840191005743">
            <text:p>0.0354840191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492714369103633">
            <text:p>0.0492714369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490946127282829">
            <text:p>0.049094612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349231618875066">
            <text:p>0.0349231619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34935278673138">
            <text:p>0.0349352787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344542129257459">
            <text:p>0.0344542129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442016299178519">
            <text:p>0.0442016299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45934528167399">
            <text:p>0.0459345282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359978307705551">
            <text:p>0.0359978308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355283702264242">
            <text:p>0.0355283702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403831078070797">
            <text:p>0.0403831078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515602805594361">
            <text:p>0.0515602806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88288474991901">
            <text:p>0.088288475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546795914981335">
            <text:p>0.0546795915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38734911323392">
            <text:p>0.0387349113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541767657206915">
            <text:p>0.0541767657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545324802525153">
            <text:p>0.0545324803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686841173255172">
            <text:p>0.0686841173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497708672331345">
            <text:p>0.0497708672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430531983478831">
            <text:p>0.0430531983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35107175040621">
            <text:p>0.035107175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36160555092633">
            <text:p>0.0361605551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string">
            <text:p>Time to train (in seconds): 39.529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9811320754716981</text:p>
          </table:table-cell>
          <table:table-cell table:number-columns-repeated="3"/>
        </table:table-row>
        <table:table-row table:style-name="ro1">
          <table:table-cell office:value-type="string">
            <text:p>Test set accuracy: 0.903225806451612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5:14</dc:date>
    <dc:creator>steve </dc:creator>
    <meta:generator>LibreOffice/3.4$Unix LibreOffice_project/340m1$Build-402</meta:generator>
    <meta:editing-duration>PT10S</meta:editing-duration>
    <meta:editing-cycles>1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97cm" svg:y="0.316cm" chart:style-name="ch2">
          <text:p>Training MSE, Validation Classification Accuracy vs. Epochs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1.331cm" svg:y="1.635cm" svg:width="8.901cm" svg:height="6.204cm">
          <chartooo:coordinate-region svg:x="2.058cm" svg:y="1.834cm" svg:width="7.894cm" svg:height="5.358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30987560936545">
                <text:p>0.930987560936545</text:p>
                <draw:g>
                  <svg:desc>Sheet1.B14:Sheet1.B513</svg:desc>
                </draw:g>
              </table:table-cell>
              <table:table-cell office:value-type="float" office:value="0.112903225806452">
                <text:p>0.112903225806452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066747578839">
                <text:p>0.91066747578839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6076872518415">
                <text:p>0.886076872518415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4598544180802">
                <text:p>0.84459854418080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4263873626017">
                <text:p>0.824263873626017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09511270050432">
                <text:p>0.809511270050432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93636350773775">
                <text:p>0.793636350773775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76300338457425">
                <text:p>0.77630033845742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58881809225056">
                <text:p>0.75888180922505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4269630910868">
                <text:p>0.74269630910868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28153555400155">
                <text:p>0.728153555400155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15085443163017">
                <text:p>0.715085443163017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03090177333171">
                <text:p>0.703090177333171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9166758995343">
                <text:p>0.69166758995343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80384727499503">
                <text:p>0.680384727499503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69101008380035">
                <text:p>0.669101008380035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57873377070141">
                <text:p>0.657873377070141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46879287009073">
                <text:p>0.646879287009073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36186121467092">
                <text:p>0.636186121467092</text:p>
              </table:table-cell>
              <table:table-cell office:value-type="float" office:value="0.524193548387097">
                <text:p>0.524193548387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5705561010842">
                <text:p>0.625705561010842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15582857751552">
                <text:p>0.615582857751552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05886661780841">
                <text:p>0.605886661780841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6638466205495">
                <text:p>0.596638466205495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87823343335731">
                <text:p>0.587823343335731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79416962302888">
                <text:p>0.579416962302888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71388864716365">
                <text:p>0.571388864716365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63724888526589">
                <text:p>0.563724888526589</text:p>
              </table:table-cell>
              <table:table-cell office:value-type="float" office:value="0.560483870967742">
                <text:p>0.560483870967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56425464862652">
                <text:p>0.556425464862652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49477553926309">
                <text:p>0.549477553926309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42855819673523">
                <text:p>0.542855819673523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36521818549292">
                <text:p>0.53652181854929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30513536995458">
                <text:p>0.530513536995458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2481317246748">
                <text:p>0.52481317246748</text:p>
              </table:table-cell>
              <table:table-cell office:value-type="float" office:value="0.588709677419355">
                <text:p>0.588709677419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19356295547121">
                <text:p>0.519356295547121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13960088536778">
                <text:p>0.513960088536778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507536427821457">
                <text:p>0.507536427821457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501480823619681">
                <text:p>0.501480823619681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5728247793965">
                <text:p>0.495728247793965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0116019884584">
                <text:p>0.490116019884584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84552026794639">
                <text:p>0.484552026794639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79012016059215">
                <text:p>0.479012016059215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73644505468909">
                <text:p>0.473644505468909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68706063868623">
                <text:p>0.46870606386862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64058612362226">
                <text:p>0.464058612362226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59744042844696">
                <text:p>0.459744042844696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55471717059212">
                <text:p>0.455471717059212</text:p>
              </table:table-cell>
              <table:table-cell office:value-type="float" office:value="0.604838709677419">
                <text:p>0.6048387096774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51165081038083">
                <text:p>0.451165081038083</text:p>
              </table:table-cell>
              <table:table-cell office:value-type="float" office:value="0.608870967741936">
                <text:p>0.608870967741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47009664598812">
                <text:p>0.447009664598812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43217140411407">
                <text:p>0.443217140411407</text:p>
              </table:table-cell>
              <table:table-cell office:value-type="float" office:value="0.616935483870968">
                <text:p>0.616935483870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39409330078416">
                <text:p>0.439409330078416</text:p>
              </table:table-cell>
              <table:table-cell office:value-type="float" office:value="0.633064516129032">
                <text:p>0.633064516129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35331479666301">
                <text:p>0.435331479666301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31148204861509">
                <text:p>0.431148204861509</text:p>
              </table:table-cell>
              <table:table-cell office:value-type="float" office:value="0.649193548387097">
                <text:p>0.6491935483870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26811676087">
                <text:p>0.426811676087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22370092072093">
                <text:p>0.422370092072093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17985979360005">
                <text:p>0.417985979360005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13693263564444">
                <text:p>0.413693263564444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0947725394658">
                <text:p>0.40947725394658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05318290880744">
                <text:p>0.405318290880744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0102353521839">
                <text:p>0.40102353521839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96244809762674">
                <text:p>0.396244809762674</text:p>
              </table:table-cell>
              <table:table-cell office:value-type="float" office:value="0.657258064516129">
                <text:p>0.657258064516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91794274660043">
                <text:p>0.391794274660043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87138160915832">
                <text:p>0.387138160915832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82951547411878">
                <text:p>0.382951547411878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78914622758619">
                <text:p>0.378914622758619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74533230585536">
                <text:p>0.374533230585536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70311160234871">
                <text:p>0.370311160234871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66471442519957">
                <text:p>0.366471442519957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627201047209">
                <text:p>0.3627201047209</text:p>
              </table:table-cell>
              <table:table-cell office:value-type="float" office:value="0.681451612903226">
                <text:p>0.681451612903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359016565021148">
                <text:p>0.359016565021148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55646758032725">
                <text:p>0.355646758032725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5094776093728">
                <text:p>0.35094776093728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45780512280117">
                <text:p>0.345780512280117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42111427118182">
                <text:p>0.342111427118182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36350437978199">
                <text:p>0.336350437978199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30702164629776">
                <text:p>0.330702164629776</text:p>
              </table:table-cell>
              <table:table-cell office:value-type="float" office:value="0.701612903225807">
                <text:p>0.701612903225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24957372472621">
                <text:p>0.324957372472621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1897923214329">
                <text:p>0.31897923214329</text:p>
              </table:table-cell>
              <table:table-cell office:value-type="float" office:value="0.721774193548387">
                <text:p>0.7217741935483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14126623061106">
                <text:p>0.314126623061106</text:p>
              </table:table-cell>
              <table:table-cell office:value-type="float" office:value="0.729838709677419">
                <text:p>0.729838709677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09204360872736">
                <text:p>0.309204360872736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304873701364368">
                <text:p>0.304873701364368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302717898111862">
                <text:p>0.302717898111862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98451201049157">
                <text:p>0.298451201049157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94983803469714">
                <text:p>0.294983803469714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91650382284702">
                <text:p>0.291650382284702</text:p>
              </table:table-cell>
              <table:table-cell office:value-type="float" office:value="0.737903225806452">
                <text:p>0.737903225806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89287343131981">
                <text:p>0.289287343131981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85872027617812">
                <text:p>0.285872027617812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83356759840948">
                <text:p>0.2833567598409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80413689196134">
                <text:p>0.280413689196134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77640962823455">
                <text:p>0.277640962823455</text:p>
              </table:table-cell>
              <table:table-cell office:value-type="float" office:value="0.762096774193548">
                <text:p>0.762096774193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75217259740591">
                <text:p>0.275217259740591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72803898085819">
                <text:p>0.272803898085819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70301464966251">
                <text:p>0.270301464966251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67244724825134">
                <text:p>0.267244724825134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63386006372441">
                <text:p>0.263386006372441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6064344451762">
                <text:p>0.26064344451762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60939065135033">
                <text:p>0.260939065135033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54524960043037">
                <text:p>0.254524960043037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49150364558745">
                <text:p>0.249150364558745</text:p>
              </table:table-cell>
              <table:table-cell office:value-type="float" office:value="0.778225806451613">
                <text:p>0.778225806451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48562737927306">
                <text:p>0.248562737927306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44984505443701">
                <text:p>0.244984505443701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42806592417949">
                <text:p>0.242806592417949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40356499857543">
                <text:p>0.240356499857543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42201029943731">
                <text:p>0.242201029943731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44718452831992">
                <text:p>0.244718452831992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41062043193616">
                <text:p>0.24106204319361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41518705988346">
                <text:p>0.241518705988346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3793235625199">
                <text:p>0.23793235625199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34018918181233">
                <text:p>0.234018918181233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233853627736006">
                <text:p>0.233853627736006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28250976278506">
                <text:p>0.22825097627850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25595378023305">
                <text:p>0.225595378023305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223613314907892">
                <text:p>0.223613314907892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228093851855581">
                <text:p>0.228093851855581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224252779451489">
                <text:p>0.224252779451489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218056815096713">
                <text:p>0.218056815096713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216596889287432">
                <text:p>0.216596889287432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211903922957126">
                <text:p>0.211903922957126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211898726527189">
                <text:p>0.211898726527189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214928287009608">
                <text:p>0.214928287009608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09397660790875">
                <text:p>0.209397660790875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204558568058115">
                <text:p>0.204558568058115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200021147482617">
                <text:p>0.200021147482617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202058398488064">
                <text:p>0.202058398488064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99121962449761">
                <text:p>0.19912196244976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95207648598562">
                <text:p>0.195207648598562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95602326777407">
                <text:p>0.195602326777407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95021833920065">
                <text:p>0.195021833920065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92448434101802">
                <text:p>0.192448434101802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90325450061887">
                <text:p>0.190325450061887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87379486849253">
                <text:p>0.187379486849253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85106603237604">
                <text:p>0.185106603237604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85161559762712">
                <text:p>0.185161559762712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85467567674349">
                <text:p>0.185467567674349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82594931180544">
                <text:p>0.182594931180544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81308205013919">
                <text:p>0.181308205013919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7939279981302">
                <text:p>0.17939279981302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77204012821815">
                <text:p>0.177204012821815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76388689218985">
                <text:p>0.176388689218985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76767617148309">
                <text:p>0.176767617148309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73793632816625">
                <text:p>0.173793632816625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70822535321831">
                <text:p>0.170822535321831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67241835998614">
                <text:p>0.167241835998614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71662508020097">
                <text:p>0.171662508020097</text:p>
              </table:table-cell>
              <table:table-cell office:value-type="float" office:value="0.786290322580645">
                <text:p>0.7862903225806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7051572319092">
                <text:p>0.17051572319092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7083013586844">
                <text:p>0.17083013586844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76002866540026">
                <text:p>0.17600286654002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72381831361034">
                <text:p>0.172381831361034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75095748693594">
                <text:p>0.175095748693594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67555213623963">
                <text:p>0.167555213623963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63329561599606">
                <text:p>0.163329561599606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68775023079244">
                <text:p>0.168775023079244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67287582813936">
                <text:p>0.167287582813936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62010668650234">
                <text:p>0.162010668650234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57943102590277">
                <text:p>0.157943102590277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58165671106114">
                <text:p>0.158165671106114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64498181470039">
                <text:p>0.164498181470039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54554860592">
                <text:p>0.154554860592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56802750954063">
                <text:p>0.156802750954063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50441453406633">
                <text:p>0.150441453406633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49908440182062">
                <text:p>0.149908440182062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50144240897737">
                <text:p>0.150144240897737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51686964544216">
                <text:p>0.151686964544216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48579740506144">
                <text:p>0.148579740506144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5461587749408">
                <text:p>0.15461587749408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4752471430286">
                <text:p>0.14752471430286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49552729230207">
                <text:p>0.149552729230207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44974619950399">
                <text:p>0.144974619950399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50359272919359">
                <text:p>0.150359272919359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45443659078351">
                <text:p>0.145443659078351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50541586063676">
                <text:p>0.150541586063676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46957961321701">
                <text:p>0.14695796132170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4586971657336">
                <text:p>0.14586971657336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47483279277387">
                <text:p>0.147483279277387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39966249563905">
                <text:p>0.139966249563905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40915677926502">
                <text:p>0.140915677926502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42337081825695">
                <text:p>0.142337081825695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40856508710994">
                <text:p>0.140856508710994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41658346740414">
                <text:p>0.141658346740414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47038432419559">
                <text:p>0.147038432419559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37367814638067">
                <text:p>0.137367814638067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36059644454409">
                <text:p>0.136059644454409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37701900908029">
                <text:p>0.137701900908029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37107996245411">
                <text:p>0.137107996245411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43457757861207">
                <text:p>0.143457757861207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37898802545132">
                <text:p>0.137898802545132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38207257679668">
                <text:p>0.138207257679668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35414763429951">
                <text:p>0.135414763429951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30688924635668">
                <text:p>0.130688924635668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32719934203228">
                <text:p>0.132719934203228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26775664814256">
                <text:p>0.12677566481425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32092094707775">
                <text:p>0.132092094707775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28995326228673">
                <text:p>0.128995326228673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31706323153066">
                <text:p>0.131706323153066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32822289847333">
                <text:p>0.132822289847333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31733883326218">
                <text:p>0.131733883326218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29286462754234">
                <text:p>0.12928646275423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25458475287253">
                <text:p>0.125458475287253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21201076573599">
                <text:p>0.121201076573599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24242433486198">
                <text:p>0.124242433486198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39746469996262">
                <text:p>0.139746469996262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12233260952617">
                <text:p>0.12233260952617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118843655831392">
                <text:p>0.118843655831392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127196124511172">
                <text:p>0.127196124511172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129315568834681">
                <text:p>0.129315568834681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120700130119486">
                <text:p>0.120700130119486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121490299207477">
                <text:p>0.121490299207477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122143966156007">
                <text:p>0.122143966156007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121110022926636">
                <text:p>0.121110022926636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122304051057975">
                <text:p>0.122304051057975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122851525401231">
                <text:p>0.122851525401231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114026443223337">
                <text:p>0.114026443223337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112287893061337">
                <text:p>0.112287893061337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129450114830959">
                <text:p>0.129450114830959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120683703521127">
                <text:p>0.120683703521127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116012156911736">
                <text:p>0.116012156911736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124322817626394">
                <text:p>0.124322817626394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113399260974252">
                <text:p>0.11339926097425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122462494567776">
                <text:p>0.122462494567776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119133754225196">
                <text:p>0.119133754225196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13873651762674">
                <text:p>0.11387365176267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115436378105811">
                <text:p>0.115436378105811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114412163466591">
                <text:p>0.11441216346659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113696651186845">
                <text:p>0.113696651186845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103418674865443">
                <text:p>0.103418674865443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114205099503092">
                <text:p>0.114205099503092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114776528049712">
                <text:p>0.114776528049712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114996729682046">
                <text:p>0.114996729682046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113701329330787">
                <text:p>0.113701329330787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105302511752285">
                <text:p>0.105302511752285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106313938671895">
                <text:p>0.106313938671895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10836233212346">
                <text:p>0.10836233212346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111109015093313">
                <text:p>0.111109015093313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10704850951599">
                <text:p>0.10704850951599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102204356892393">
                <text:p>0.102204356892393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109210226669005">
                <text:p>0.109210226669005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104369750370914">
                <text:p>0.104369750370914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09261174482045">
                <text:p>0.109261174482045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106094307360456">
                <text:p>0.106094307360456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11574940473534">
                <text:p>0.11574940473534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10770240748022">
                <text:p>0.110770240748022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111257951088973">
                <text:p>0.111257951088973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03360305995026">
                <text:p>0.103360305995026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100701915122247">
                <text:p>0.100701915122247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993916741317124">
                <text:p>0.0993916741317124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106521601150878">
                <text:p>0.10652160115087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118250383918777">
                <text:p>0.118250383918777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110700440530837">
                <text:p>0.110700440530837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978776221641414">
                <text:p>0.0978776221641414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102326972879389">
                <text:p>0.102326972879389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107901144963689">
                <text:p>0.107901144963689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956011031927645">
                <text:p>0.0956011031927645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103584055047737">
                <text:p>0.103584055047737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108278832486069">
                <text:p>0.108278832486069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936623701251073">
                <text:p>0.0936623701251073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998142850984153">
                <text:p>0.0998142850984153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101516966607902">
                <text:p>0.101516966607902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996637318504738">
                <text:p>0.0996637318504738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933921438026989">
                <text:p>0.0933921438026989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940496714525061">
                <text:p>0.0940496714525061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03520244894615">
                <text:p>0.103520244894615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955236034939502">
                <text:p>0.095523603493950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917795216971903">
                <text:p>0.0917795216971903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996330639498644">
                <text:p>0.0996330639498644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961143737272606">
                <text:p>0.0961143737272606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997947394889283">
                <text:p>0.0997947394889283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105893886157159">
                <text:p>0.105893886157159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105266230045952">
                <text:p>0.105266230045952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953323992744348">
                <text:p>0.0953323992744348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101795983881291">
                <text:p>0.10179598388129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916964049253984">
                <text:p>0.091696404925398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867212587949619">
                <text:p>0.086721258794961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839920710799668">
                <text:p>0.0839920710799668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944670782956294">
                <text:p>0.0944670782956294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870765557798558">
                <text:p>0.0870765557798558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106022507861204">
                <text:p>0.10602250786120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871794749006106">
                <text:p>0.0871794749006106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822769144157349">
                <text:p>0.0822769144157349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914851282278931">
                <text:p>0.0914851282278931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843513919505931">
                <text:p>0.084351391950593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872046042994123">
                <text:p>0.0872046042994123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822286898831449">
                <text:p>0.0822286898831449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100690713314032">
                <text:p>0.100690713314032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935616089809935">
                <text:p>0.0935616089809935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798957183583756">
                <text:p>0.0798957183583756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86100792684803">
                <text:p>0.086100792684803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86648036279908">
                <text:p>0.086648036279908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81802875390119">
                <text:p>0.081802875390119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935868620222698">
                <text:p>0.0935868620222698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817035744052901">
                <text:p>0.0817035744052901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873024343948018">
                <text:p>0.0873024343948018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836518375163787">
                <text:p>0.0836518375163787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982611527772318">
                <text:p>0.0982611527772318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860248816467679">
                <text:p>0.086024881646767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901834077667906">
                <text:p>0.0901834077667906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990298527304602">
                <text:p>0.099029852730460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793336069702526">
                <text:p>0.0793336069702526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918918829438713">
                <text:p>0.0918918829438713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878169470984927">
                <text:p>0.087816947098492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760523045754546">
                <text:p>0.0760523045754546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706270153629694">
                <text:p>0.0706270153629694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850247194956067">
                <text:p>0.0850247194956067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671786465312614">
                <text:p>0.067178646531261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661914272901646">
                <text:p>0.0661914272901646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790685247502034">
                <text:p>0.0790685247502034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836643661173143">
                <text:p>0.0836643661173143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744547616733518">
                <text:p>0.074454761673351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830169471218021">
                <text:p>0.0830169471218021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729223021818268">
                <text:p>0.0729223021818268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846464433344437">
                <text:p>0.084646443334443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7963962261794">
                <text:p>0.0796396226179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735200293940127">
                <text:p>0.0735200293940127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678213217402859">
                <text:p>0.067821321740285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7040521388545">
                <text:p>0.07040521388545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782233809789363">
                <text:p>0.0782233809789363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720196908387003">
                <text:p>0.0720196908387003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719144186482451">
                <text:p>0.071914418648245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659313792842858">
                <text:p>0.0659313792842858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82326384613754">
                <text:p>0.082326384613754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690443911053459">
                <text:p>0.069044391105345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623158239144757">
                <text:p>0.0623158239144757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595793182672619">
                <text:p>0.0595793182672619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638340588184159">
                <text:p>0.0638340588184159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61213801498669">
                <text:p>0.061213801498669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629841877019805">
                <text:p>0.062984187701980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601233294361594">
                <text:p>0.0601233294361594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673073665828313">
                <text:p>0.0673073665828313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72216573561856">
                <text:p>0.072216573561856</text:p>
              </table:table-cell>
              <table:table-cell office:value-type="float" office:value="0.818548387096774">
                <text:p>0.8185483870967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846136426940174">
                <text:p>0.0846136426940174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695378936618782">
                <text:p>0.0695378936618782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676781607643834">
                <text:p>0.0676781607643834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557917595077242">
                <text:p>0.0557917595077242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597923374072083">
                <text:p>0.059792337407208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65276145380051">
                <text:p>0.065276145380051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694943676970414">
                <text:p>0.0694943676970414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746662265233235">
                <text:p>0.0746662265233235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622494354071194">
                <text:p>0.0622494354071194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610065475781442">
                <text:p>0.061006547578144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675812486769657">
                <text:p>0.067581248676965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67791250564863">
                <text:p>0.06779125056486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61279839340174">
                <text:p>0.06127983934017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584384646941644">
                <text:p>0.058438464694164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756680832691981">
                <text:p>0.0756680832691981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74032652627112">
                <text:p>0.074032652627112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71973252564851">
                <text:p>0.071973252564851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64783229619054">
                <text:p>0.064783229619054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611107303681132">
                <text:p>0.0611107303681132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564163047661169">
                <text:p>0.056416304766116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667333173315921">
                <text:p>0.066733317331592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799334731875857">
                <text:p>0.079933473187585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726701870536576">
                <text:p>0.0726701870536576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895389851121856">
                <text:p>0.0895389851121856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726636491227354">
                <text:p>0.072663649122735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614140787214149">
                <text:p>0.061414078721414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660353826147718">
                <text:p>0.066035382614771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622296613409944">
                <text:p>0.062229661340994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749219151558485">
                <text:p>0.074921915155848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731151930311421">
                <text:p>0.0731151930311421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617345452403331">
                <text:p>0.0617345452403331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531746218855988">
                <text:p>0.0531746218855988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765424270536303">
                <text:p>0.0765424270536303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800710690860918">
                <text:p>0.080071069086091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697775355538532">
                <text:p>0.069777535553853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542841680699251">
                <text:p>0.0542841680699251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552423423714938">
                <text:p>0.0552423423714938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557183817688842">
                <text:p>0.0557183817688842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569591859673356">
                <text:p>0.0569591859673356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561348056072609">
                <text:p>0.056134805607260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539728619855209">
                <text:p>0.0539728619855209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548692168609196">
                <text:p>0.0548692168609196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590308000346759">
                <text:p>0.059030800034675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521491875687354">
                <text:p>0.0521491875687354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682873141570298">
                <text:p>0.068287314157029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659329951768794">
                <text:p>0.065932995176879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616543110137575">
                <text:p>0.0616543110137575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59050771891013">
                <text:p>0.0590507718910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560007546513932">
                <text:p>0.0560007546513932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571617412436154">
                <text:p>0.0571617412436154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511484591086616">
                <text:p>0.0511484591086616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536765720725231">
                <text:p>0.053676572072523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617424157188984">
                <text:p>0.061742415718898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587719658723344">
                <text:p>0.058771965872334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556190992685659">
                <text:p>0.055619099268565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519006615155089">
                <text:p>0.0519006615155089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645192284290506">
                <text:p>0.0645192284290506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606591098147185">
                <text:p>0.0606591098147185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631885619112082">
                <text:p>0.0631885619112082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669488611022041">
                <text:p>0.0669488611022041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508702262907328">
                <text:p>0.0508702262907328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572971357617172">
                <text:p>0.057297135761717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557938035006758">
                <text:p>0.0557938035006758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542599973763381">
                <text:p>0.0542599973763381</text:p>
              </table:table-cell>
              <table:table-cell office:value-type="float" office:value="0.899193548387097">
                <text:p>0.8991935483870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700431744078809">
                <text:p>0.0700431744078809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539830094412356">
                <text:p>0.0539830094412356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533278364969136">
                <text:p>0.053327836496913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455516783341935">
                <text:p>0.0455516783341935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612967136982122">
                <text:p>0.061296713698212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55170203172222">
                <text:p>0.05517020317222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550151748464044">
                <text:p>0.055015174846404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519352622001011">
                <text:p>0.0519352622001011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518749947031674">
                <text:p>0.051874994703167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583906768038522">
                <text:p>0.0583906768038522</text:p>
              </table:table-cell>
              <table:table-cell office:value-type="float" office:value="0.834677419354839">
                <text:p>0.8346774193548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686212324780664">
                <text:p>0.068621232478066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597063939376389">
                <text:p>0.059706393937638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49132778267869">
                <text:p>0.04913277826786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521719737046585">
                <text:p>0.052171973704658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562635255075079">
                <text:p>0.0562635255075079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773390295947248">
                <text:p>0.0773390295947248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702832007266233">
                <text:p>0.0702832007266233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432752017225736">
                <text:p>0.0432752017225736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565047216642589">
                <text:p>0.0565047216642589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539528830061828">
                <text:p>0.0539528830061828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467277015926995">
                <text:p>0.0467277015926995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472717741227467">
                <text:p>0.047271774122746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496765446407768">
                <text:p>0.049676544640776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648804424388118">
                <text:p>0.0648804424388118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484990205579897">
                <text:p>0.048499020557989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404959781118867">
                <text:p>0.0404959781118867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642634433196038">
                <text:p>0.064263443319603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667504969692567">
                <text:p>0.0667504969692567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417084450367782">
                <text:p>0.0417084450367782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600349976403831">
                <text:p>0.060034997640383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603414587383219">
                <text:p>0.060341458738321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412504746838456">
                <text:p>0.0412504746838456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518087819950623">
                <text:p>0.0518087819950623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433278659023888">
                <text:p>0.0433278659023888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502891682014281">
                <text:p>0.0502891682014281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481027873982396">
                <text:p>0.0481027873982396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627020653397413">
                <text:p>0.06270206533974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468434702802145">
                <text:p>0.046843470280214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530216151205098">
                <text:p>0.0530216151205098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553269951427415">
                <text:p>0.0553269951427415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78223061705914">
                <text:p>0.078223061705914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562090466692944">
                <text:p>0.056209046669294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624507427249343">
                <text:p>0.0624507427249343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568941554805756">
                <text:p>0.0568941554805756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708364379183581">
                <text:p>0.0708364379183581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553692293832488">
                <text:p>0.0553692293832488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514728034204064">
                <text:p>0.0514728034204064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439528978291138">
                <text:p>0.043952897829113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03580016634329">
                <text:p>0.0503580016634329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409800011353989">
                <text:p>0.0409800011353989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495866186387472">
                <text:p>0.0495866186387472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414498853721831">
                <text:p>0.041449885372183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49853266782942">
                <text:p>0.049853266782942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412331654046518">
                <text:p>0.0412331654046518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480821659998427">
                <text:p>0.048082165999842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442375642130045">
                <text:p>0.0442375642130045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487096830949509">
                <text:p>0.048709683094950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529338480430013">
                <text:p>0.0529338480430013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54230118097427">
                <text:p>0.054230118097427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4585060878221">
                <text:p>0.04585060878221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535628014182409">
                <text:p>0.0535628014182409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524658110769039">
                <text:p>0.052465811076903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796841182640158">
                <text:p>0.0796841182640158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437842620483688">
                <text:p>0.0437842620483688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460890484906381">
                <text:p>0.0460890484906381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485370881527068">
                <text:p>0.0485370881527068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542660786623548">
                <text:p>0.0542660786623548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526328015142874">
                <text:p>0.052632801514287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480624743399134">
                <text:p>0.048062474339913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461436108078517">
                <text:p>0.0461436108078517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435450771496201">
                <text:p>0.0435450771496201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673547233775739">
                <text:p>0.0673547233775739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417739672329965">
                <text:p>0.0417739672329965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48504136197647">
                <text:p>0.048504136197647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394642278196365">
                <text:p>0.0394642278196365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443513851775737">
                <text:p>0.0443513851775737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420862704988207">
                <text:p>0.0420862704988207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43562066276551">
                <text:p>0.04356206627655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360496744056478">
                <text:p>0.0360496744056478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336739774189129">
                <text:p>0.0336739774189129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519278721673587">
                <text:p>0.0519278721673587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46408856485646">
                <text:p>0.046408856485646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531604347819996">
                <text:p>0.0531604347819996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410240174450623">
                <text:p>0.0410240174450623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462023340131782">
                <text:p>0.046202334013178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377072686184165">
                <text:p>0.0377072686184165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365695648456278">
                <text:p>0.0365695648456278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354840191005743">
                <text:p>0.0354840191005743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492714369103633">
                <text:p>0.0492714369103633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490946127282829">
                <text:p>0.049094612728282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349231618875066">
                <text:p>0.0349231618875066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34935278673138">
                <text:p>0.034935278673138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344542129257459">
                <text:p>0.0344542129257459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442016299178519">
                <text:p>0.0442016299178519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45934528167399">
                <text:p>0.045934528167399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359978307705551">
                <text:p>0.0359978307705551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355283702264242">
                <text:p>0.0355283702264242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403831078070797">
                <text:p>0.0403831078070797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515602805594361">
                <text:p>0.0515602805594361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88288474991901">
                <text:p>0.08828847499190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546795914981335">
                <text:p>0.054679591498133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38734911323392">
                <text:p>0.038734911323392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541767657206915">
                <text:p>0.054176765720691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545324802525153">
                <text:p>0.0545324802525153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686841173255172">
                <text:p>0.0686841173255172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497708672331345">
                <text:p>0.049770867233134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430531983478831">
                <text:p>0.0430531983478831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35107175040621">
                <text:p>0.035107175040621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36160555092633">
                <text:p>0.036160555092633</text:p>
              </table:table-cell>
              <table:table-cell office:value-type="float" office:value="0.903225806451613">
                <text:p>0.903225806451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